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fdf8" officeooo:paragraph-rsid="003774df"/>
    </style:style>
    <style:style style:name="P2" style:family="paragraph" style:parent-style-name="Text_20_body">
      <style:text-properties officeooo:rsid="001f1efa" officeooo:paragraph-rsid="003774df"/>
    </style:style>
    <style:style style:name="P3" style:family="paragraph" style:parent-style-name="Text_20_body">
      <style:text-properties officeooo:rsid="001fd429" officeooo:paragraph-rsid="003774df"/>
    </style:style>
    <style:style style:name="P4" style:family="paragraph" style:parent-style-name="Heading_20_2">
      <style:text-properties officeooo:paragraph-rsid="003774df"/>
    </style:style>
    <style:style style:name="P5" style:family="paragraph" style:parent-style-name="Heading_20_3">
      <style:text-properties officeooo:rsid="001efdf8" officeooo:paragraph-rsid="003774df"/>
    </style:style>
    <style:style style:name="P6" style:family="paragraph" style:parent-style-name="Heading_20_3">
      <style:text-properties officeooo:paragraph-rsid="003774df"/>
    </style:style>
    <style:style style:name="P7" style:family="paragraph" style:parent-style-name="Text_20_body">
      <style:text-properties officeooo:rsid="00394f0d" officeooo:paragraph-rsid="00394f0d"/>
    </style:style>
    <style:style style:name="P8" style:family="paragraph" style:parent-style-name="Heading_20_1" style:master-page-name="Right_20_Page">
      <style:paragraph-properties style:page-number="auto"/>
      <style:text-properties officeooo:rsid="00394f0d" officeooo:paragraph-rsid="00394f0d"/>
    </style:style>
    <style:style style:name="P9" style:family="paragraph" style:parent-style-name="Heading_20_3">
      <style:text-properties officeooo:rsid="00394f0d" officeooo:paragraph-rsid="00394f0d"/>
    </style:style>
    <style:style style:name="P10" style:family="paragraph" style:parent-style-name="Heading_20_3">
      <style:text-properties officeooo:paragraph-rsid="003bfd45"/>
    </style:style>
    <style:style style:name="T1" style:family="text">
      <style:text-properties officeooo:rsid="001f1efa"/>
    </style:style>
    <style:style style:name="T2" style:family="text">
      <style:text-properties officeooo:rsid="001fd429"/>
    </style:style>
    <style:style style:name="T3" style:family="text">
      <style:text-properties officeooo:rsid="001efdf8"/>
    </style:style>
    <style:style style:name="T4" style:family="text">
      <style:text-properties officeooo:rsid="003774df"/>
    </style:style>
    <style:style style:name="T5" style:family="text">
      <style:text-properties officeooo:rsid="00394f0d"/>
    </style:style>
    <style:style style:name="T6" style:family="text">
      <style:text-properties officeooo:rsid="003bfd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ake Me Home (Country Roads)</text:h>
      <text:p text:style-name="P4">(<text:span text:style-name="T5">John Denver</text:span>)</text:p>
      <text:p text:style-name="P9">[<text:span text:style-name="T6">VERSE</text:span> 1]</text:p>
      <text:p text:style-name="P7">G <text:s text:c="12"/>Em <text:s text:c="12"/>D </text:p>
      <text:p text:style-name="P7"><text:s/>Almost Heaven; West Virginia, </text:p>
      <text:p text:style-name="P7"><text:s text:c="25"/>C <text:s text:c="13"/>G</text:p>
      <text:p text:style-name="P7">Blue Ridge Mountains, Shenandoah River.</text:p>
      <text:p text:style-name="P7">G <text:s text:c="17"/>Em <text:s text:c="19"/></text:p>
      <text:p text:style-name="P7"><text:s/>Life is old here, older than the trees, </text:p>
      <text:p text:style-name="P7"><text:s text:c="2"/>D <text:s text:c="26"/>C <text:s text:c="12"/>G</text:p>
      <text:p text:style-name="P7">younger than the mountains, Blowin like a breeze.</text:p>
      <text:p text:style-name="P10">[<text:span text:style-name="T6">CHORUS</text:span>]</text:p>
      <text:p text:style-name="P7"><text:s text:c="9"/>G <text:s text:c="13"/>D <text:s text:c="3"/></text:p>
      <text:p text:style-name="P7">Country Roads, take me home, </text:p>
      <text:p text:style-name="P7"><text:s text:c="8"/>Em <text:s text:c="8"/>C</text:p>
      <text:p text:style-name="P7">to the place, I belong,</text:p>
      <text:p text:style-name="P7"><text:s text:c="9"/>G <text:s text:c="14"/>D <text:s text:c="3"/></text:p>
      <text:p text:style-name="P7">West Virginia, mountain mama, </text:p>
      <text:p text:style-name="P7"><text:s text:c="9"/>C <text:s text:c="12"/>G</text:p>
      <text:p text:style-name="P7">take me home, country roads.</text:p>
      <text:p text:style-name="P10">[<text:span text:style-name="T6">VERSE</text:span> 2]</text:p>
      <text:p text:style-name="P7">G <text:s text:c="14"/>Em <text:s text:c="15"/></text:p>
      <text:p text:style-name="P7"><text:s/>All my memories gather round her,</text:p>
      <text:p text:style-name="P7"><text:s/>D <text:s text:c="16"/>C <text:s text:c="13"/>G</text:p>
      <text:p text:style-name="P7"><text:s/>miner's lady, stranger to blue water.</text:p>
      <text:p text:style-name="P7">G <text:s text:c="16"/>Em <text:s text:c="16"/></text:p>
      <text:p text:style-name="P7"><text:s/>Dark and dusty, painted on the sky, </text:p>
      <text:p text:style-name="P7"><text:s text:c="2"/>D</text:p>
      <text:p text:style-name="P7">misty taste of moonshine,</text:p>
      <text:p text:style-name="P7"><text:s text:c="2"/>C <text:s text:c="11"/>G</text:p>
      <text:p text:style-name="P7">Teardrop in my eye.</text:p>
      <text:p text:style-name="P10">[<text:span text:style-name="T6">CHORUS</text:span>]</text:p>
      <text:p text:style-name="P7"><text:s text:c="9"/>G <text:s text:c="13"/>D <text:s text:c="3"/></text:p>
      <text:p text:style-name="P7">Country Roads, take me home, </text:p>
      <text:p text:style-name="P7"><text:soft-page-break/><text:s text:c="8"/>Em <text:s text:c="8"/>C</text:p>
      <text:p text:style-name="P7">to the place, I belong,</text:p>
      <text:p text:style-name="P7"><text:s text:c="9"/>G <text:s text:c="14"/>D <text:s text:c="3"/></text:p>
      <text:p text:style-name="P7">West Virginia, mountain mama, </text:p>
      <text:p text:style-name="P7"><text:s text:c="9"/>C <text:s text:c="12"/>G</text:p>
      <text:p text:style-name="P7">take me home, country roads.</text:p>
      <text:p text:style-name="Heading_20_3">[<text:span text:style-name="T6">BRIDGE</text:span>]</text:p>
      <text:p text:style-name="P7">Em <text:s text:c="10"/>D <text:s text:c="11"/>G</text:p>
      <text:p text:style-name="P7"><text:s/>I hear her voice in the morning hour she calls me,</text:p>
      <text:p text:style-name="P7"><text:s text:c="5"/>C <text:s text:c="6"/>G <text:s text:c="13"/>D</text:p>
      <text:p text:style-name="P7">The radio reminds me of my home far away.</text:p>
      <text:p text:style-name="P7"><text:s text:c="5"/>Em <text:s text:c="14"/>F <text:s text:c="11"/>C</text:p>
      <text:p text:style-name="P7">And driving down the road I get a feeling</text:p>
      <text:p text:style-name="P7"><text:s text:c="9"/>G <text:s text:c="25"/>D <text:s text:c="9"/>D7</text:p>
      <text:p text:style-name="P7">That I should have been home yesterday, yesterday.</text:p>
      <text:p text:style-name="Heading_20_3">[<text:span text:style-name="T6">CHORUS</text:span>]</text:p>
      <text:p text:style-name="P7"><text:s text:c="8"/>G <text:s text:c="13"/>D <text:s text:c="3"/></text:p>
      <text:p text:style-name="P7">Country Roads, take me home, </text:p>
      <text:p text:style-name="P7"><text:s text:c="8"/>Em <text:s text:c="8"/>C</text:p>
      <text:p text:style-name="P7">to the place, I belong,</text:p>
      <text:p text:style-name="P7"><text:s text:c="9"/>G <text:s text:c="14"/>D <text:s text:c="3"/></text:p>
      <text:p text:style-name="P7">West Virginia, mountain mama, </text:p>
      <text:p text:style-name="P7"><text:s text:c="9"/>C <text:s text:c="12"/>G</text:p>
      <text:p text:style-name="P7">take me home, country roads.</text:p>
      <text:p text:style-name="P7"><text:s text:c="9"/>G <text:s text:c="13"/>D <text:s text:c="3"/></text:p>
      <text:p text:style-name="P7">Country Roads, take me home, </text:p>
      <text:p text:style-name="P7"><text:s text:c="8"/>Em <text:s text:c="8"/>C</text:p>
      <text:p text:style-name="P7">to the place, I belong,</text:p>
      <text:p text:style-name="P7"><text:s text:c="9"/>G <text:s text:c="14"/>D <text:s text:c="3"/></text:p>
      <text:p text:style-name="P7">West Virginia, mountain mama, </text:p>
      <text:p text:style-name="P7"><text:s text:c="9"/>C <text:s text:c="12"/>G</text:p>
      <text:p text:style-name="P7">take me home, country roads.</text:p>
      <text:p text:style-name="P7"><text:s text:c="9"/>D <text:s text:c="12"/>G <text:s text:c="4"/></text:p>
      <text:p text:style-name="P7">Take me home, country roads; </text:p>
      <text:p text:style-name="P7"><text:s text:c="9"/>D <text:s text:c="17"/>G</text:p>
      <text:p text:style-name="P7">take me home, down country ro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4M12S</meta:editing-duration>
    <meta:editing-cycles>42</meta:editing-cycles>
    <meta:generator>LibreOffice/5.3.6.1$MacOSX_X86_64 LibreOffice_project/686f202eff87ef707079aeb7f485847613344eb7</meta:generator>
    <dc:title>Lyrics + Chords</dc:title>
    <dc:date>2017-12-21T14:46:36.902518000</dc:date>
    <meta:print-date>2017-04-03T12:23:29.985893000</meta:print-date>
    <meta:document-statistic meta:table-count="0" meta:image-count="0" meta:object-count="0" meta:page-count="2" meta:paragraph-count="70" meta:word-count="259" meta:character-count="1981" meta:non-whitespace-character-count="9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